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2" style:family="table">
      <style:table-properties style:width="15.782cm" fo:margin-left="0.589cm" fo:margin-right="0.63cm" table:align="margins"/>
    </style:style>
    <style:style style:name="表格2.A" style:family="table-column">
      <style:table-column-properties style:column-width="15.782cm" style:rel-column-width="65535*"/>
    </style:style>
    <style:style style:name="表格2.A1" style:family="table-cell">
      <style:table-cell-properties fo:padding="0.097cm" fo:border="0.002cm solid #ffffff"/>
    </style:style>
    <style:style style:name="表格1" style:family="table">
      <style:table-properties style:width="15.803cm" fo:margin-left="0.57cm" fo:margin-right="0.628cm" table:align="margins"/>
    </style:style>
    <style:style style:name="表格1.A" style:family="table-column">
      <style:table-column-properties style:column-width="2.268cm" style:rel-column-width="9407*"/>
    </style:style>
    <style:style style:name="表格1.B" style:family="table-column">
      <style:table-column-properties style:column-width="2.831cm" style:rel-column-width="11740*"/>
    </style:style>
    <style:style style:name="表格1.D" style:family="table-column">
      <style:table-column-properties style:column-width="2.833cm" style:rel-column-width="11747*"/>
    </style:style>
    <style:style style:name="表格1.E" style:family="table-column">
      <style:table-column-properties style:column-width="2.85cm" style:rel-column-width="11821*"/>
    </style:style>
    <style:style style:name="表格1.F" style:family="table-column">
      <style:table-column-properties style:column-width="2.189cm" style:rel-column-width="9080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1.E2" style:family="table-cell">
      <style:table-cell-properties fo:padding="0.097cm" fo:border-left="0.002cm solid #000000" fo:border-right="none" fo:border-top="none" fo:border-bottom="0.002cm solid #000000"/>
    </style:style>
    <style:style style:name="表格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style:language-asian="zh" style:country-asian="CN"/>
    </style:style>
    <style:style style:name="T2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083_247842456"/>深圳市牧泰莱电路技术有限公司</text:p>
      <text:p text:style-name="P1"/>
      <text:p text:style-name="P4"><text:s text:c="9"/>SHENZHEN MULTILAYER PCB TECHNOLOGY CO.,LTD</text:p>
      <text:p text:style-name="P4"/>
      <text:p text:style-name="P3">生 <text:s/>产 <text:s/>指 <text:s/>示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"><text:s/><text:span text:style-name="T2">[[repeatIn(objects,'o')]]</text:span></text:p>
          </table:table-cell>
        </table:table-row>
      </table:table>
      <text:p text:style-name="P2"><text:tab/>开 <text:s/>料 <text:s/>图：</text:p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row>
          <table:table-cell table:style-name="表格1.A1" table:number-rows-spanned="2" office:value-type="string">
            <text:p text:style-name="P6">档案号：</text:p>
          </table:table-cell>
          <table:table-cell table:style-name="表格1.A1" table:number-rows-spanned="2" office:value-type="string">
            <text:p text:style-name="P9">[[o.pcb_info_id.product_id.default_code]]</text:p>
          </table:table-cell>
          <table:table-cell table:style-name="表格1.A1" table:number-rows-spanned="2" office:value-type="string">
            <text:p text:style-name="P6">开料尺寸：</text:p>
          </table:table-cell>
          <table:table-cell table:style-name="表格1.A1" table:number-rows-spanned="2" office:value-type="string">
            <text:p text:style-name="P7">[[o.panel_size_x]]'' *[[o.panel_size_y]]'' [[o.direction]]</text:p>
          </table:table-cell>
          <table:table-cell table:style-name="表格1.A1" office:value-type="string">
            <text:p text:style-name="P6">公 差 正：</text:p>
          </table:table-cell>
          <table:table-cell table:style-name="表格1.F1" office:value-type="string">
            <text:p text:style-name="P8">[[boa.tol_upper]]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表格1.E2" office:value-type="string">
            <text:p text:style-name="P6">公 <text:s/>差 负：</text:p>
          </table:table-cell>
          <table:table-cell table:style-name="表格1.F2" office:value-type="string">
            <text:p text:style-name="P8">[[boa.tol_lower]]</text:p>
          </table:table-cell>
        </table:table-row>
        <table:table-row>
          <table:table-cell table:style-name="表格1.E2" office:value-type="string">
            <text:p text:style-name="P6">大料件数：</text:p>
          </table:table-cell>
          <table:table-cell table:style-name="表格1.E2" office:value-type="string">
            <text:p text:style-name="P9"/>
          </table:table-cell>
          <table:table-cell table:style-name="表格1.E2" office:value-type="string">
            <text:p text:style-name="P6">材料利用率：</text:p>
          </table:table-cell>
          <table:table-cell table:style-name="表格1.E2" office:value-type="string">
            <text:p text:style-name="P9"><text:s/>[[repeatIn(o.board_cutting_ids,'boa')]][[boa.use_ratio]]</text:p>
          </table:table-cell>
          <table:table-cell table:style-name="表格1.E2" office:value-type="string">
            <text:p text:style-name="P9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E2" office:value-type="string">
            <text:p text:style-name="P6">排版数量：</text:p>
          </table:table-cell>
          <table:table-cell table:style-name="表格1.E2" office:value-type="string">
            <text:p text:style-name="P6"><text:s text:c="10"/>每大件</text:p>
          </table:table-cell>
          <table:table-cell table:style-name="表格1.E2" office:value-type="string">
            <text:p text:style-name="P6">大料尺寸：</text:p>
          </table:table-cell>
          <table:table-cell table:style-name="表格1.E2" office:value-type="string">
            <text:p text:style-name="P6">[[boa.big_size_x]] X [[boa.big_size_y]]</text:p>
          </table:table-cell>
          <table:table-cell table:style-name="表格1.E2" office:value-type="string">
            <text:p text:style-name="P9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F2" table:number-columns-spanned="6" office:value-type="string">
            <text:p text:style-name="P5"/>
            <text:p text:style-name="P5"/>
            <text:p text:style-name="P5"/>
            <text:p text:style-name="P5"/>
            <text:p text:style-name="P5"><text:s text:c="19"/><text:span text:style-name="T1">经向： <text:s text:c="12"/>英寸</text:span></text:p>
            <text:p text:style-name="P2"><text:s text:c="19"/>余料： <text:s text:c="13"/>mm</text:p>
            <text:p text:style-name="P2"/>
            <text:p text:style-name="P5"/>
            <text:p text:style-name="P5"><text:s text:c="21"/></text:p>
            <text:p text:style-name="P5"><text:s text:c="20"/>[[setHtmlImage(board_cutting_image())]]</text:p>
            <text:p text:style-name="P5"><text:s text:c="19"/></text:p>
            <text:p text:style-name="P5"><text:s text:c="54"/>纬<text:span text:style-name="T1">向： <text:s text:c="5"/>英寸</text:span></text:p>
            <text:p text:style-name="P2"><text:s text:c="54"/>余料： <text:s text:c="6"/>mm</text:p>
            <text:p text:style-name="P5"/>
            <text:p text:style-name="P5"><text:s text:c="3"/><text:span text:style-name="T1">备注：</text:span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F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tab/>2008/10/08 <text:s text:c="4"/>REV: <text:s/>C <text:s text:c="83"/>MTL-ER-006<text:bookmark-end text:name="__DdeLink__1083_2478424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7-05T09:57:12.21</meta:creation-date>
    <meta:generator>OpenOffice.org/3.3$Win32 OpenOffice.org_project/330m20$Build-9567</meta:generator>
    <dc:date>2012-09-10T17:21:54.41</dc:date>
    <dc:creator>wang sheng wang</dc:creator>
    <meta:editing-duration>PT5H57M42S</meta:editing-duration>
    <meta:editing-cycles>32</meta:editing-cycles>
    <meta:document-statistic meta:table-count="2" meta:image-count="0" meta:object-count="0" meta:page-count="1" meta:paragraph-count="29" meta:word-count="68" meta:character-count="823"/>
    <meta:user-defined meta:name="Info 1">http://192.168.1.28:8069</meta:user-defined>
    <meta:user-defined meta:name="Info 2">admin</meta:user-defined>
    <meta:user-defined meta:name="Info 3"/>
    <meta:user-defined meta:name="Info 4"/>
  </office:meta>
</office:document-meta>
</file>